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008ccf"/>
    </style:style>
    <style:style style:name="gr2" style:family="graphic" style:parent-style-name="standard">
      <style:graphic-properties svg:stroke-width="0.001cm" svg:stroke-color="#8dcaef" draw:fill="none" draw:fill-color="#ffffff" fo:padding-top="-0.049cm" fo:padding-bottom="-0.049cm" fo:padding-left="-0.049cm" fo:padding-right="-0.049cm"/>
    </style:style>
    <style:style style:name="gr3" style:family="graphic" style:parent-style-name="standard">
      <style:graphic-properties draw:stroke="none" svg:stroke-width="0.001cm" draw:fill-color="#009bdf"/>
    </style:style>
    <style:style style:name="gr4" style:family="graphic" style:parent-style-name="standard">
      <style:graphic-properties draw:stroke="none" svg:stroke-width="0cm" draw:fill-color="#009bdf"/>
    </style:style>
    <style:style style:name="gr5" style:family="graphic" style:parent-style-name="standard">
      <style:graphic-properties draw:stroke="none" svg:stroke-width="0cm" draw:fill-color="#00688f"/>
    </style:style>
    <style:style style:name="gr6" style:family="graphic" style:parent-style-name="standard">
      <style:graphic-properties draw:stroke="none" svg:stroke-width="0cm" draw:fill-color="#8dcaef"/>
    </style:style>
    <style:style style:name="gr7" style:family="graphic" style:parent-style-name="standard">
      <style:graphic-properties draw:stroke="none" svg:stroke-width="0cm" draw:fill-color="#e6e9e9"/>
    </style:style>
    <style:style style:name="gr8" style:family="graphic" style:parent-style-name="standard">
      <style:graphic-properties draw:stroke="none" svg:stroke-width="0cm" draw:fill-color="#1f1a17"/>
    </style:style>
    <style:style style:name="gr9" style:family="graphic" style:parent-style-name="standard">
      <style:graphic-properties draw:stroke="none" svg:stroke-width="0cm" draw:fill-color="#000000"/>
    </style:style>
    <style:style style:name="gr10" style:family="graphic" style:parent-style-name="standard">
      <style:graphic-properties draw:stroke="none" svg:stroke-width="0cm" draw:fill-color="#ffffff"/>
    </style:style>
    <style:style style:name="gr11" style:family="graphic" style:parent-style-name="standard">
      <style:graphic-properties svg:stroke-width="0.001cm" svg:stroke-color="#ffffff" draw:fill="none" draw:fill-color="#ffffff" fo:padding-top="-0.049cm" fo:padding-bottom="-0.049cm" fo:padding-left="-0.049cm" fo:padding-right="-0.049cm"/>
    </style:style>
    <style:style style:name="gr12" style:family="graphic" style:parent-style-name="standard">
      <style:graphic-properties draw:stroke="none" svg:stroke-width="0.001cm" draw:fill-color="#ffffff"/>
    </style:style>
    <style:style style:name="gr13" style:family="graphic" style:parent-style-name="standard">
      <style:graphic-properties draw:stroke="none" svg:stroke-width="0.001cm" draw:fill-color="#00688f"/>
    </style:style>
  </office:automatic-styles>
  <office:body>
    <office:drawing>
      <draw:page draw:name="page1" draw:style-name="dp1" draw:master-page-name="Default">
        <draw:g>
          <draw:glue-point draw:id="4" svg:x="-3.817cm" svg:y="-5cm"/>
          <draw:glue-point draw:id="5" svg:x="5cm" svg:y="-5cm"/>
          <draw:glue-point draw:id="6" svg:x="0.591cm" svg:y="-5cm"/>
          <draw:glue-point draw:id="7" svg:x="-5cm" svg:y="5cm"/>
          <draw:glue-point draw:id="8" svg:x="3.835cm" svg:y="5cm"/>
          <draw:glue-point draw:id="9" svg:x="-0.583cm" svg:y="5cm"/>
          <draw:glue-point draw:id="10" svg:x="-5cm" svg:y="-4.258cm"/>
          <draw:glue-point draw:id="11" svg:x="-5cm" svg:y="0.371cm"/>
          <draw:glue-point draw:id="12" svg:x="5cm" svg:y="4.257cm"/>
          <draw:glue-point draw:id="13" svg:x="5cm" svg:y="-0.372cm"/>
          <draw:glue-point draw:id="14" svg:x="0.003cm" svg:y="0cm"/>
          <draw:polygon draw:style-name="gr1" draw:layer="layout" svg:width="1.092cm" svg:height="1.852cm" svg:x="0cm" svg:y="0.148cm" svg:viewBox="0 0 1093 1853" draw:points="0,0 0,1853 1093,1853 1093,0">
            <text:p/>
          </draw:polygon>
          <draw:path draw:style-name="gr2" draw:layer="layout" svg:width="1.092cm" svg:height="1.847cm" svg:x="0cm" svg:y="0.148cm" svg:viewBox="0 0 1093 1848" svg:d="m0 0v1848zm1093 0v-1848h-1093zm0 0z">
            <text:p/>
          </draw:path>
          <draw:polygon draw:style-name="gr3" draw:layer="layout" svg:width="1.241cm" svg:height="0.148cm" svg:x="0cm" svg:y="0cm" svg:viewBox="0 0 1242 149" draw:points="0,149 146,0 1242,0 1093,149">
            <text:p/>
          </draw:polygon>
          <draw:polygon draw:style-name="gr2" draw:layer="layout" svg:width="1.241cm" svg:height="0.148cm" svg:x="0cm" svg:y="0cm" svg:viewBox="0 0 1242 149" draw:points="0,149 146,0 1242,0 1093,149">
            <text:p/>
          </draw:polygon>
          <draw:polygon draw:style-name="gr3" draw:layer="layout" svg:width="0.485cm" svg:height="0.23cm" svg:x="0.064cm" svg:y="0.257cm" svg:viewBox="0 0 486 231" draw:points="0,0 486,0 486,231 0,231">
            <text:p/>
          </draw:polygon>
          <draw:polygon draw:style-name="gr4" draw:layer="layout" svg:width="0.485cm" svg:height="0.23cm" svg:x="0.064cm" svg:y="0.257cm" svg:viewBox="0 0 486 231" draw:points="0,0 486,0 486,231 0,231">
            <text:p/>
          </draw:polygon>
          <draw:polygon draw:style-name="gr5" draw:layer="layout" svg:width="0.492cm" svg:height="0.014cm" svg:x="0.064cm" svg:y="0.25cm" svg:viewBox="0 0 493 15" draw:points="493,7 486,0 0,0 0,15 486,15 493,7 493,0 486,0">
            <text:p/>
          </draw:polygon>
          <draw:polygon draw:style-name="gr5" draw:layer="layout" svg:width="0.013cm" svg:height="0.236cm" svg:x="0.543cm" svg:y="0.257cm" svg:viewBox="0 0 14 237" draw:points="6,237 14,230 14,0 0,0 0,230 6,237 14,237 14,230">
            <text:p/>
          </draw:polygon>
          <draw:polygon draw:style-name="gr5" draw:layer="layout" svg:width="0.492cm" svg:height="0.013cm" svg:x="0.057cm" svg:y="0.48cm" svg:viewBox="0 0 493 14" draw:points="0,7 6,14 493,14 493,0 6,0 0,7 0,14 6,14">
            <text:p/>
          </draw:polygon>
          <draw:polygon draw:style-name="gr5" draw:layer="layout" svg:width="0.013cm" svg:height="0.236cm" svg:x="0.057cm" svg:y="0.25cm" svg:viewBox="0 0 14 237" draw:points="7,0 0,6 0,237 14,237 14,6 7,0 0,0 0,6">
            <text:p/>
          </draw:polygon>
          <draw:polygon draw:style-name="gr6" draw:layer="layout" svg:width="0.013cm" svg:height="0.027cm" svg:x="0.132cm" svg:y="0.358cm" svg:viewBox="0 0 14 28" draw:points="14,0 0,0 0,28 14,28">
            <text:p/>
          </draw:polygon>
          <draw:polygon draw:style-name="gr6" draw:layer="layout" svg:width="0.324cm" svg:height="0.027cm" svg:x="0.145cm" svg:y="0.358cm" svg:viewBox="0 0 325 28" draw:points="325,0 0,0 0,28 325,28">
            <text:p/>
          </draw:polygon>
          <draw:polygon draw:style-name="gr6" draw:layer="layout" svg:width="0.013cm" svg:height="0.027cm" svg:x="0.469cm" svg:y="0.358cm" svg:viewBox="0 0 14 28" draw:points="0,28 14,28 14,0 0,0">
            <text:p/>
          </draw:polygon>
          <draw:polygon draw:style-name="gr7" draw:layer="layout" svg:width="0.013cm" svg:height="0.027cm" svg:x="0.007cm" svg:y="1.861cm" svg:viewBox="0 0 14 28" draw:points="14,0 0,0 0,28 14,28">
            <text:p/>
          </draw:polygon>
          <draw:polygon draw:style-name="gr7" draw:layer="layout" svg:width="1.05cm" svg:height="0.027cm" svg:x="0.02cm" svg:y="1.861cm" svg:viewBox="0 0 1051 28" draw:points="1051,0 0,0 0,28 1051,28">
            <text:p/>
          </draw:polygon>
          <draw:polygon draw:style-name="gr7" draw:layer="layout" svg:width="0.014cm" svg:height="0.027cm" svg:x="1.071cm" svg:y="1.861cm" svg:viewBox="0 0 15 28" draw:points="0,28 15,28 15,0 0,0">
            <text:p/>
          </draw:polygon>
          <draw:polygon draw:style-name="gr7" draw:layer="layout" svg:width="0.013cm" svg:height="0.027cm" svg:x="0.007cm" svg:y="0.873cm" svg:viewBox="0 0 14 28" draw:points="14,0 0,0 0,28 14,28">
            <text:p/>
          </draw:polygon>
          <draw:polygon draw:style-name="gr7" draw:layer="layout" svg:width="1.052cm" svg:height="0.027cm" svg:x="0.02cm" svg:y="0.873cm" svg:viewBox="0 0 1053 28" draw:points="1053,0 0,0 0,28 1053,28">
            <text:p/>
          </draw:polygon>
          <draw:polygon draw:style-name="gr7" draw:layer="layout" svg:width="0.013cm" svg:height="0.027cm" svg:x="1.072cm" svg:y="0.873cm" svg:viewBox="0 0 14 28" draw:points="0,28 14,28 14,0 0,0">
            <text:p/>
          </draw:polygon>
          <draw:polygon draw:style-name="gr5" draw:layer="layout" svg:width="0.014cm" svg:height="0.027cm" svg:x="0cm" svg:y="1.853cm" svg:viewBox="0 0 15 28" draw:points="15,0 0,0 0,28 15,28">
            <text:p/>
          </draw:polygon>
          <draw:polygon draw:style-name="gr5" draw:layer="layout" svg:width="1.064cm" svg:height="0.027cm" svg:x="0.014cm" svg:y="1.853cm" svg:viewBox="0 0 1065 28" draw:points="1065,0 0,0 0,28 1065,28">
            <text:p/>
          </draw:polygon>
          <draw:polygon draw:style-name="gr5" draw:layer="layout" svg:width="0.013cm" svg:height="0.027cm" svg:x="1.077cm" svg:y="1.853cm" svg:viewBox="0 0 14 28" draw:points="0,28 14,28 14,0 0,0">
            <text:p/>
          </draw:polygon>
          <draw:polygon draw:style-name="gr5" draw:layer="layout" svg:width="0.014cm" svg:height="0.027cm" svg:x="0.002cm" svg:y="0.864cm" svg:viewBox="0 0 15 28" draw:points="15,0 0,0 0,28 15,28">
            <text:p/>
          </draw:polygon>
          <draw:polygon draw:style-name="gr5" draw:layer="layout" svg:width="1.065cm" svg:height="0.027cm" svg:x="0.015cm" svg:y="0.864cm" svg:viewBox="0 0 1066 28" draw:points="1066,0 0,0 0,28 1066,28">
            <text:p/>
          </draw:polygon>
          <draw:polygon draw:style-name="gr5" draw:layer="layout" svg:width="0.014cm" svg:height="0.027cm" svg:x="1.081cm" svg:y="0.864cm" svg:viewBox="0 0 15 28" draw:points="0,28 15,28 15,0 0,0">
            <text:p/>
          </draw:polygon>
          <draw:polygon draw:style-name="gr6" draw:layer="layout" svg:width="0.013cm" svg:height="0.006cm" svg:x="0.057cm" svg:y="0.486cm" svg:viewBox="0 0 14 7" draw:points="0,0 0,7 14,7 14,0">
            <text:p/>
          </draw:polygon>
          <draw:polygon draw:style-name="gr6" draw:layer="layout" svg:width="0.013cm" svg:height="0.236cm" svg:x="0.057cm" svg:y="0.25cm" svg:viewBox="0 0 14 237" draw:points="7,0 0,6 0,237 14,237 14,6">
            <text:p/>
          </draw:polygon>
          <draw:polygon draw:style-name="gr6" draw:layer="layout" svg:width="0.485cm" svg:height="0.014cm" svg:x="0.064cm" svg:y="0.25cm" svg:viewBox="0 0 486 15" draw:points="486,0 0,0 0,15 486,15">
            <text:p/>
          </draw:polygon>
          <draw:polygon draw:style-name="gr6" draw:layer="layout" svg:width="0.007cm" svg:height="0.014cm" svg:x="0.549cm" svg:y="0.25cm" svg:viewBox="0 0 8 15" draw:points="0,15 8,15 8,0 0,0">
            <text:p/>
          </draw:polygon>
          <draw:polygon draw:style-name="gr8" draw:layer="layout" svg:width="0.077cm" svg:height="0.371cm" svg:x="0.599cm" svg:y="1.308cm" svg:viewBox="0 0 78 372" draw:points="78,372 0,372 0,0 78,0">
            <text:p/>
          </draw:polygon>
          <draw:polygon draw:style-name="gr8" draw:layer="layout" svg:width="0.285cm" svg:height="0.371cm" svg:x="0.749cm" svg:y="1.308cm" svg:viewBox="0 0 286 372" draw:points="78,372 0,372 0,0 170,0 176,0 183,0 190,1 196,2 201,3 207,4 213,6 218,8 224,10 229,12 234,15 238,18 242,21 247,24 251,28 255,32 258,35 262,40 265,44 268,49 271,54 273,59 276,64 277,69 279,75 281,80 282,87 283,93 284,99 285,105 286,112 286,119 286,122 285,126 285,129 284,133 284,138 283,142 282,147 281,151 280,156 278,161 276,166 274,171 272,176 269,181 267,186 264,190 260,195 256,200 252,204 248,209 244,212 239,216 233,220 227,224 221,226 215,229 208,231 201,233 193,235 185,236 176,237 167,237 78,237 78,372 150,173 155,173 160,172 165,172 168,171 173,170 176,169 180,168 183,166 186,165 188,163 191,161 193,159 196,157 198,155 199,152 200,150 202,148 203,146 204,143 205,141 205,138 206,136 206,133 207,131 207,126 207,122 207,118 207,115 207,112 207,108 207,105 207,102 206,100 205,97 205,94 204,92 202,89 201,87 200,85 199,83 197,81 195,79 193,77 191,76 190,74 187,73 185,71 182,70 180,69 176,69 173,67 170,66 167,66 163,65 160,65 156,64 152,64 148,64 144,64 139,64 78,64 78,173 150,173">
            <text:p/>
          </draw:polygon>
          <draw:polygon draw:style-name="gr9" draw:layer="layout" svg:width="0.695cm" svg:height="0.075cm" svg:x="0.258cm" svg:y="1.022cm" svg:viewBox="0 0 696 76" draw:points="0,76 696,76 696,0 0,0">
            <text:p/>
          </draw:polygon>
          <draw:polygon draw:style-name="gr9" draw:layer="layout" svg:width="0.181cm" svg:height="0.181cm" svg:x="0.077cm" svg:y="1.022cm" svg:viewBox="0 0 182 182" draw:points="75,182 75,179 75,176 75,173 75,170 75,168 75,165 76,163 76,160 77,157 78,155 78,152 79,150 80,147 81,145 82,142 83,140 84,138 85,135 86,133 87,131 88,128 90,126 91,124 93,122 94,120 96,118 97,116 99,113 100,111 102,110 104,108 106,106 108,104 110,102 111,101 113,99 115,98 117,96 120,94 121,93 124,91 126,90 128,89 130,88 132,86 135,85 137,84 140,83 142,82 145,81 147,80 149,79 152,79 155,78 157,77 160,77 162,76 165,76 168,75 170,75 173,75 176,75 178,75 182,75 182,0 176,0 172,0 167,0 163,0 158,1 154,2 149,2 145,3 140,4 136,5 131,7 127,8 123,9 119,11 115,12 111,14 106,15 103,18 99,20 95,22 91,24 87,26 83,28 80,31 76,33 73,36 69,38 66,41 63,44 59,47 56,50 53,53 50,56 47,59 44,63 41,66 38,69 36,73 33,76 31,80 28,84 26,87 24,91 21,95 20,99 17,103 16,107 14,111 12,115 11,119 9,123 7,128 6,132 5,136 4,141 3,145 2,150 1,154 1,159 1,163 0,168 0,172 0,177 0,182">
            <text:p/>
          </draw:polygon>
          <draw:polygon draw:style-name="gr9" draw:layer="layout" svg:width="0.187cm" svg:height="0.175cm" svg:x="0.077cm" svg:y="1.202cm" svg:viewBox="0 0 188 176" draw:points="188,101 184,101 182,101 179,100 176,100 173,100 171,99 167,99 165,99 162,98 160,98 157,97 154,96 151,96 149,94 146,94 144,93 141,92 138,91 136,89 134,88 131,87 129,86 126,84 124,83 122,82 120,80 117,79 115,77 113,76 111,74 109,73 107,71 105,69 103,67 102,65 100,64 98,61 97,60 95,58 93,56 92,54 91,52 89,50 88,48 86,45 85,43 84,41 83,39 82,36 81,35 80,32 80,30 78,27 78,25 77,23 77,20 76,18 75,15 75,13 75,10 75,8 75,5 75,2 75,0 0,0 0,4 0,9 0,14 1,19 1,23 2,28 2,32 4,36 4,41 6,45 7,50 9,54 10,58 12,62 14,67 16,71 17,74 20,79 21,83 24,86 26,90 29,94 31,97 34,101 36,104 39,108 42,111 45,114 48,118 51,120 55,124 57,127 61,129 64,132 67,135 71,137 75,140 78,142 82,145 86,147 90,149 93,151 97,154 101,156 105,157 109,159 113,161 117,162 121,164 125,166 129,167 134,168 138,169 142,170 147,171 151,172 156,173 160,173 165,174 169,175 174,175 178,175 183,176 188,176">
            <text:p/>
          </draw:polygon>
          <draw:polygon draw:style-name="gr9" draw:layer="layout" svg:width="0.116cm" svg:height="0.075cm" svg:x="0.264cm" svg:y="1.303cm" svg:viewBox="0 0 117 76" draw:points="117,0 0,0 0,76 117,76">
            <text:p/>
          </draw:polygon>
          <draw:polygon draw:style-name="gr9" draw:layer="layout" svg:width="0.174cm" svg:height="0.189cm" svg:x="0.38cm" svg:y="1.303cm" svg:viewBox="0 0 175 190" draw:points="175,190 175,185 174,180 174,176 174,171 173,167 173,162 172,158 171,153 170,149 170,144 168,140 167,136 166,132 165,127 163,123 162,119 160,115 158,111 157,107 155,102 153,99 151,95 149,91 147,87 145,84 142,80 140,76 137,72 135,69 132,65 129,62 126,59 123,55 121,52 117,49 114,46 111,43 108,40 104,37 101,35 97,32 94,30 90,27 86,25 83,22 79,20 75,18 71,16 67,14 63,12 59,11 54,9 50,8 46,6 41,5 37,4 32,3 28,2 23,2 19,1 14,0 9,0 4,0 0,0 0,75 2,75 5,75 8,75 10,75 13,75 15,76 18,77 20,77 22,77 25,78 27,79 29,80 32,80 34,82 36,82 38,84 41,85 43,86 45,87 47,88 49,90 51,91 53,92 55,94 57,95 59,97 61,99 63,100 65,102 67,104 68,106 70,108 72,110 74,112 75,114 77,116 78,119 80,121 81,123 82,125 84,128 85,130 86,132 87,135 89,137 90,140 91,142 92,145 93,147 94,150 94,153 95,156 96,158 97,161 97,164 98,166 98,170 99,172 99,175 99,178 100,181 100,184 100,187 100,190">
            <text:p/>
          </draw:polygon>
          <draw:polygon draw:style-name="gr9" draw:layer="layout" svg:width="0.18cm" svg:height="0.181cm" svg:x="0.374cm" svg:y="1.492cm" svg:viewBox="0 0 181 182" draw:points="0,182 4,182 9,181 13,181 18,180 23,180 27,179 31,179 36,178 40,177 45,176 49,175 53,174 57,172 62,170 66,169 70,167 74,165 78,163 82,161 86,160 90,158 93,155 97,153 101,150 104,148 108,145 111,143 114,140 118,137 121,134 125,131 128,128 131,125 133,122 137,118 139,115 142,112 144,108 147,105 149,101 152,98 154,94 156,90 159,86 161,83 163,79 164,74 166,70 168,66 169,62 171,58 173,53 174,49 175,45 176,40 177,36 178,32 179,27 179,22 179,18 180,13 180,9 181,4 181,0 106,0 106,2 106,5 105,8 105,10 105,13 105,16 104,18 104,21 103,24 103,26 102,29 101,32 100,34 99,36 98,39 98,41 97,43 95,46 94,48 93,50 92,53 90,55 89,57 88,59 86,62 85,64 83,65 82,67 80,70 78,71 77,73 75,75 73,77 71,79 69,80 67,82 65,84 63,85 61,87 59,88 57,90 55,91 52,92 50,94 48,95 45,96 43,97 41,98 38,99 36,100 34,101 31,101 29,103 26,103 24,104 21,104 18,105 16,105 13,106 11,106 8,106 5,106 2,106 0,106">
            <text:p/>
          </draw:polygon>
          <draw:polygon draw:style-name="gr9" draw:layer="layout" svg:width="0.212cm" svg:height="0.075cm" svg:x="0.161cm" svg:y="1.598cm" svg:viewBox="0 0 213 76" draw:points="0,76 213,76 213,0 0,0">
            <text:p/>
          </draw:polygon>
          <draw:polygon draw:style-name="gr9" draw:layer="layout" svg:width="0.109cm" svg:height="0.18cm" svg:x="0.056cm" svg:y="1.544cm" svg:viewBox="0 0 110 181" draw:points="110,181 110,0 0,86">
            <text:p/>
          </draw:polygon>
          <draw:polygon draw:style-name="gr9" draw:layer="layout" svg:width="0.109cm" svg:height="0.18cm" svg:x="0.95cm" svg:y="0.96cm" svg:viewBox="0 0 110 181" draw:points="0,0 0,181 110,93">
            <text:p/>
          </draw:polygon>
          <draw:polygon draw:style-name="gr10" draw:layer="layout" svg:width="0.077cm" svg:height="0.371cm" svg:x="0.583cm" svg:y="1.295cm" svg:viewBox="0 0 78 372" draw:points="78,372 0,372 0,0 78,0">
            <text:p/>
          </draw:polygon>
          <draw:polygon draw:style-name="gr10" draw:layer="layout" svg:width="0.285cm" svg:height="0.371cm" svg:x="0.733cm" svg:y="1.295cm" svg:viewBox="0 0 286 372" draw:points="77,372 0,372 0,0 170,0 176,0 183,0 189,1 196,1 201,3 207,4 213,6 218,8 224,10 229,13 233,15 238,18 242,21 247,24 251,28 255,32 258,36 262,40 265,44 268,49 271,54 273,59 276,64 277,69 279,75 281,81 282,87 283,92 284,99 285,105 286,112 286,119 286,122 285,126 285,129 284,133 284,138 283,142 282,146 281,151 280,156 278,161 276,166 274,171 272,176 269,181 267,186 264,190 260,195 257,200 252,204 248,209 244,213 239,217 233,220 227,224 221,227 215,230 208,232 201,234 193,235 185,236 176,237 167,237 77,237 77,372 150,173 155,173 160,173 165,172 169,171 173,170 176,169 180,168 183,166 186,165 189,163 191,161 193,159 196,157 197,155 199,153 200,150 202,148 203,145 204,143 205,141 205,138 206,136 206,133 207,131 207,127 208,122 208,119 208,115 208,112 208,108 207,105 207,102 206,100 206,97 205,94 204,92 203,89 201,87 200,85 199,83 197,81 195,79 194,77 192,76 190,74 187,73 185,72 182,71 179,69 176,68 173,67 170,67 167,66 164,66 160,65 156,64 152,64 148,64 144,64 139,64 77,64 77,173 150,173">
            <text:p/>
          </draw:polygon>
          <draw:polygon draw:style-name="gr10" draw:layer="layout" svg:width="0.696cm" svg:height="0.074cm" svg:x="0.241cm" svg:y="1.009cm" svg:viewBox="0 0 697 75" draw:points="0,75 697,75 697,0 0,0">
            <text:p/>
          </draw:polygon>
          <draw:polygon draw:style-name="gr10" draw:layer="layout" svg:width="0.18cm" svg:height="0.181cm" svg:x="0.061cm" svg:y="1.009cm" svg:viewBox="0 0 181 182" draw:points="74,182 74,178 74,176 74,173 74,170 75,168 76,165 76,163 76,160 77,157 78,154 78,152 79,149 80,147 81,144 82,142 82,140 84,138 85,135 86,133 87,131 88,128 90,126 91,124 92,122 94,119 96,117 97,115 98,113 100,111 102,109 103,107 106,106 107,104 109,102 111,101 113,98 115,97 117,96 119,94 121,93 123,91 125,90 128,88 130,87 132,86 135,85 137,84 139,83 142,82 144,81 147,80 149,79 152,78 154,78 156,77 159,77 162,76 164,76 167,75 170,75 173,75 175,75 178,75 181,74 181,0 176,0 171,0 167,0 162,0 158,1 153,1 149,2 144,3 140,4 135,5 131,6 127,7 123,9 118,10 115,12 111,14 106,15 102,17 98,19 94,21 91,24 87,26 83,28 79,30 76,33 72,36 69,38 66,41 62,44 59,46 56,50 53,53 50,56 47,59 43,62 41,66 38,69 36,72 33,76 31,80 28,83 26,87 24,91 21,95 19,98 18,102 16,106 14,111 12,115 11,118 9,123 8,127 7,132 5,136 4,141 3,145 2,149 2,154 1,158 0,163 0,168 0,172 0,177 0,182">
            <text:p/>
          </draw:polygon>
          <draw:polygon draw:style-name="gr10" draw:layer="layout" svg:width="0.187cm" svg:height="0.175cm" svg:x="0.061cm" svg:y="1.189cm" svg:viewBox="0 0 188 176" draw:points="188,101 184,101 182,101 179,100 176,100 173,100 170,100 168,99 165,99 162,98 159,97 157,97 154,96 151,95 148,95 146,93 144,92 141,92 138,91 136,90 134,88 131,87 128,86 126,84 124,83 122,82 120,80 117,79 115,77 113,75 111,74 109,73 107,70 105,69 103,67 102,65 100,64 98,61 97,59 95,58 93,56 92,54 90,52 89,49 88,48 87,45 85,43 84,41 83,39 82,36 81,34 80,32 79,30 79,27 78,25 77,23 77,20 76,17 76,15 75,12 75,10 75,7 74,5 74,2 74,0 0,0 0,4 0,9 0,14 1,18 1,23 2,28 3,32 4,36 4,41 6,45 7,50 8,54 10,58 12,63 14,66 16,70 17,74 19,79 22,83 24,86 26,90 29,94 31,97 34,101 37,104 39,107 42,111 45,114 48,117 51,121 54,124 58,127 61,129 64,132 68,135 71,137 74,140 78,142 82,145 86,147 89,149 93,151 97,154 101,156 105,158 109,159 113,161 117,163 121,164 125,166 130,167 134,168 138,169 143,170 147,171 151,172 156,173 160,174 165,174 169,174 174,175 178,175 183,176 188,176">
            <text:p/>
          </draw:polygon>
          <draw:polygon draw:style-name="gr10" draw:layer="layout" svg:width="0.116cm" svg:height="0.075cm" svg:x="0.248cm" svg:y="1.29cm" svg:viewBox="0 0 117 76" draw:points="117,0 0,0 0,76 117,76">
            <text:p/>
          </draw:polygon>
          <draw:polygon draw:style-name="gr10" draw:layer="layout" svg:width="0.174cm" svg:height="0.189cm" svg:x="0.364cm" svg:y="1.29cm" svg:viewBox="0 0 175 190" draw:points="175,190 175,185 174,180 174,176 174,171 173,167 173,162 172,157 171,153 170,149 170,144 168,140 167,136 166,132 164,127 163,123 162,119 160,115 158,111 157,107 155,102 153,98 151,95 149,91 147,87 144,83 142,79 140,76 137,72 135,69 132,65 129,62 127,58 123,55 120,52 117,49 114,46 111,43 108,40 104,37 101,35 97,32 94,29 90,27 86,25 82,22 79,20 75,17 71,16 67,14 63,12 59,10 54,9 50,7 45,6 41,5 37,4 32,2 28,2 23,1 18,1 14,0 9,0 4,0 0,0 0,75 2,75 5,75 8,75 10,75 13,76 15,76 18,76 20,77 22,77 25,78 27,79 29,80 32,81 34,81 36,82 38,83 41,84 43,86 45,87 47,88 49,89 51,91 53,92 55,94 57,96 59,97 61,98 63,101 65,102 67,104 68,106 70,108 72,110 73,112 75,114 77,116 78,118 80,121 81,123 82,125 84,128 85,130 86,133 87,135 89,138 90,140 91,142 92,145 93,148 93,150 94,153 95,156 96,158 97,161 97,164 98,167 98,169 99,172 99,175 99,178 100,181 100,184 100,187 100,190">
            <text:p/>
          </draw:polygon>
          <draw:polygon draw:style-name="gr10" draw:layer="layout" svg:width="0.18cm" svg:height="0.181cm" svg:x="0.358cm" svg:y="1.479cm" svg:viewBox="0 0 181 182" draw:points="0,182 4,182 9,181 13,181 18,180 23,180 27,179 31,178 36,178 40,177 44,175 49,174 53,173 57,172 62,170 66,169 70,167 74,165 78,163 82,161 86,159 90,157 93,155 97,153 101,150 104,147 108,145 111,142 115,140 118,137 121,134 124,131 128,128 130,125 133,122 136,119 139,115 142,112 144,108 147,104 149,101 152,97 154,94 156,90 159,86 161,82 163,78 164,74 166,70 168,66 169,62 171,58 173,53 174,49 175,45 176,40 177,36 178,32 178,27 179,22 179,18 180,14 180,8 181,4 181,0 106,0 106,2 106,5 105,8 105,10 105,13 105,16 104,19 104,21 103,24 103,26 102,29 101,31 100,34 99,36 98,39 97,41 96,44 95,46 94,48 93,50 92,53 90,55 89,57 88,59 86,61 85,63 83,65 82,67 80,69 78,71 77,73 75,75 73,77 71,79 69,80 67,82 65,84 63,85 61,87 59,88 57,89 55,91 53,92 50,93 48,95 45,96 43,97 41,98 38,99 36,100 34,101 31,102 28,102 26,103 24,104 21,104 18,104 16,105 13,105 11,106 8,106 5,106 2,106 0,106">
            <text:p/>
          </draw:polygon>
          <draw:polygon draw:style-name="gr10" draw:layer="layout" svg:width="0.213cm" svg:height="0.075cm" svg:x="0.145cm" svg:y="1.585cm" svg:viewBox="0 0 214 76" draw:points="0,76 214,76 214,0 0,0">
            <text:p/>
          </draw:polygon>
          <draw:polygon draw:style-name="gr10" draw:layer="layout" svg:width="0.108cm" svg:height="0.18cm" svg:x="0.041cm" svg:y="1.531cm" svg:viewBox="0 0 109 181" draw:points="109,181 109,0 0,86">
            <text:p/>
          </draw:polygon>
          <draw:polygon draw:style-name="gr11" draw:layer="layout" svg:width="0.108cm" svg:height="0.18cm" svg:x="0.041cm" svg:y="1.531cm" svg:viewBox="0 0 109 181" draw:points="109,181 109,0 0,86">
            <text:p/>
          </draw:polygon>
          <draw:polygon draw:style-name="gr12" draw:layer="layout" svg:width="0.108cm" svg:height="0.18cm" svg:x="0.933cm" svg:y="0.947cm" svg:viewBox="0 0 109 181" draw:points="0,0 0,181 109,94">
            <text:p/>
          </draw:polygon>
          <draw:polygon draw:style-name="gr11" draw:layer="layout" svg:width="0.108cm" svg:height="0.18cm" svg:x="0.933cm" svg:y="0.947cm" svg:viewBox="0 0 109 181" draw:points="0,0 0,181 109,94">
            <text:p/>
          </draw:polygon>
          <draw:polygon draw:style-name="gr13" draw:layer="layout" svg:width="0.149cm" svg:height="2cm" svg:x="1.092cm" svg:y="0cm" svg:viewBox="0 0 150 2001" draw:points="0,2001 150,1852 150,0 0,148">
            <text:p/>
          </draw:polygon>
          <draw:path draw:style-name="gr2" draw:layer="layout" svg:width="0.149cm" svg:height="1.995cm" svg:x="1.092cm" svg:y="0cm" svg:viewBox="0 0 150 1996" svg:d="m4 1996 146-145v-1851l-150 148v1848zm4 0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SIP Proxy server</dc:title>
    <meta:creation-date>2011-02-07T16:42:30</meta:creation-date>
    <meta:editing-duration>P0D</meta:editing-duration>
    <meta:editing-cycles>1</meta:editing-cycles>
    <meta:document-statistic meta:object-count="56"/>
    <meta:generator>OpenOffice.org/3.3$Linux OpenOffice.org_project/330m20$Build-9567</meta:generator>
  </office:meta>
</office:document-meta>
</file>